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0.66mm" svg:height="135.65mm" svg:x="5.38mm" svg:y="19.68mm">
            <draw:object draw:notify-on-update-of-ranges="Sheet1.B1:Sheet1.G1 Sheet1.A2:Sheet1.A2 Sheet1.B2:Sheet1.G2 Sheet1.A3:Sheet1.A3 Sheet1.B3:Sheet1.G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2.1.0</text:p>
          </table:table-cell>
        </table:table-row>
        <table:table-row table:style-name="ro1">
          <table:table-cell office:value-type="string" calcext:value-type="string">
            <text:p>File Size (KB)</text:p>
          </table:table-cell>
          <table:table-cell office:value-type="float" office:value="149" calcext:value-type="float">
            <text:p>149</text:p>
          </table:table-cell>
          <table:table-cell office:value-type="float" office:value="1143" calcext:value-type="float">
            <text:p>1143</text:p>
          </table:table-cell>
          <table:table-cell office:value-type="float" office:value="2894" calcext:value-type="float">
            <text:p>2894</text:p>
          </table:table-cell>
          <table:table-cell office:value-type="float" office:value="3543" calcext:value-type="float">
            <text:p>3543</text:p>
          </table:table-cell>
          <table:table-cell office:value-type="float" office:value="1570" calcext:value-type="float">
            <text:p>157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Blocks (Default)</text:p>
          </table:table-cell>
          <table:table-cell office:value-type="float" office:value="35" calcext:value-type="float">
            <text:p>35</text:p>
          </table:table-cell>
          <table:table-cell office:value-type="float" office:value="317" calcext:value-type="float">
            <text:p>317</text:p>
          </table:table-cell>
          <table:table-cell office:value-type="float" office:value="887" calcext:value-type="float">
            <text:p>887</text:p>
          </table:table-cell>
          <table:table-cell office:value-type="float" office:value="1213" calcext:value-type="float">
            <text:p>1213</text:p>
          </table:table-cell>
          <table:table-cell office:value-type="float" office:value="1385" calcext:value-type="float">
            <text:p>1385</text:p>
          </table:table-cell>
          <table:table-cell office:value-type="float" office:value="1376" calcext:value-type="float">
            <text:p>1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8:09:39.658000000</meta:creation-date>
    <dc:date>2019-07-09T19:07:19.682000000</dc:date>
    <meta:editing-duration>PT6M45S</meta:editing-duration>
    <meta:editing-cycles>1</meta:editing-cycles>
    <meta:document-statistic meta:table-count="1" meta:cell-count="21" meta:object-count="1"/>
    <meta:generator>Ultra_Office/6.2.3.2$Windows_x86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600" chart:interval-major="100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right"/>
      <style:graphic-properties svg:stroke-width="0.08cm" svg:stroke-color="#004586" draw:fill-color="#004586"/>
      <style:text-properties fo:color="#2a6099" fo:font-size="10pt" fo:text-shadow="1pt 1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right"/>
      <style:graphic-properties svg:stroke-width="0.08cm" svg:stroke-color="#ff420e" draw:fill-color="#ff420e"/>
      <style:text-properties fo:color="#c9211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67cm" svg:height="13.566cm" xlink:href=".." xlink:type="simple" chart:class="chart:line" chart:style-name="ch1">
        <chart:title svg:x="8.18cm" svg:y="0.407cm" chart:style-name="ch2">
          <text:p>Extra Pieces</text:p>
        </chart:title>
        <chart:legend chart:legend-position="end" svg:x="15.236cm" svg:y="6.243cm" style:legend-expansion="high" chart:style-name="ch3"/>
        <chart:plot-area chart:style-name="ch4" table:cell-range-address="Sheet1.A1:Sheet1.G3" chart:data-source-has-labels="both" svg:x="0.353cm" svg:y="1.103cm" svg:width="14.607cm" svg:height="12.002cm">
          <chartooo:coordinate-region svg:x="1.38cm" svg:y="1.298cm" svg:width="13.181cm" svg:height="11.168cm"/>
          <chart:axis chart:dimension="x" chart:name="primary-x" chart:style-name="ch5" chartooo:axis-type="auto">
            <chartooo:date-scale/>
            <chart:title svg:x="7.061cm" svg:y="13.023cm" chart:style-name="ch6">
              <text:p>Version</text:p>
            </chart:title>
            <chart:categories table:cell-range-address="Sheet1.B1:Sheet1.G1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Sheet1.B2:Sheet1.G2" chart:label-cell-address="Sheet1.A2:Sheet1.A2" chart:class="chart:line">
            <chart:data-point chart:repeated="6"/>
          </chart:series>
          <chart:series chart:style-name="ch11" chart:values-cell-range-address="Sheet1.B3:Sheet1.G3" chart:label-cell-address="Sheet1.A3:Sheet1.A3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0.0</text:p>
                <draw:g>
                  <svg:desc>Sheet1.B1:Sheet1.G1</svg:desc>
                </draw:g>
              </table:table-cell>
              <table:table-cell office:value-type="string">
                <text:p>1.1.0</text:p>
              </table:table-cell>
              <table:table-cell office:value-type="string">
                <text:p>1.2.0</text:p>
              </table:table-cell>
              <table:table-cell office:value-type="string">
                <text:p>1.3.0</text:p>
              </table:table-cell>
              <table:table-cell office:value-type="string">
                <text:p>2.0.0</text:p>
              </table:table-cell>
              <table:table-cell office:value-type="string">
                <text:p>2.1.0</text:p>
              </table:table-cell>
            </table:table-row>
          </table:table-header-rows>
          <table:table-rows>
            <table:table-row>
              <table:table-cell office:value-type="string">
                <text:p>File Size (KB)</text:p>
                <draw:g>
                  <svg:desc>Sheet1.A2:Sheet1.A2</svg:desc>
                </draw:g>
              </table:table-cell>
              <table:table-cell office:value-type="float" office:value="149">
                <text:p>149</text:p>
                <draw:g>
                  <svg:desc>Sheet1.B2:Sheet1.G2</svg:desc>
                </draw:g>
              </table:table-cell>
              <table:table-cell office:value-type="float" office:value="1143">
                <text:p>1143</text:p>
              </table:table-cell>
              <table:table-cell office:value-type="float" office:value="2894">
                <text:p>2894</text:p>
              </table:table-cell>
              <table:table-cell office:value-type="float" office:value="3543">
                <text:p>3543</text:p>
              </table:table-cell>
              <table:table-cell office:value-type="float" office:value="1570">
                <text:p>157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Blocks (Default)</text:p>
                <draw:g>
                  <svg:desc>Sheet1.A3:Sheet1.A3</svg:desc>
                </draw:g>
              </table:table-cell>
              <table:table-cell office:value-type="float" office:value="35">
                <text:p>35</text:p>
                <draw:g>
                  <svg:desc>Sheet1.B3:Sheet1.G3</svg:desc>
                </draw:g>
              </table:table-cell>
              <table:table-cell office:value-type="float" office:value="317">
                <text:p>317</text:p>
              </table:table-cell>
              <table:table-cell office:value-type="float" office:value="887">
                <text:p>887</text:p>
              </table:table-cell>
              <table:table-cell office:value-type="float" office:value="1213">
                <text:p>1213</text:p>
              </table:table-cell>
              <table:table-cell office:value-type="float" office:value="1385">
                <text:p>1385</text:p>
              </table:table-cell>
              <table:table-cell office:value-type="float" office:value="1376">
                <text:p>1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Ultra_Office/6.2.3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